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66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56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ubjekt</text:p>
          </table:table-cell>
          <table:table-cell table:style-name="ce1" office:value-type="string" calcext:value-type="string">
            <text:p>Zveřejňuje smlouvy?</text:p>
          </table:table-cell>
          <table:table-cell table:style-name="ce1" office:value-type="string" calcext:value-type="string">
            <text:p>Uvádí ceny?</text:p>
          </table:table-cell>
          <table:table-cell table:style-name="ce1" office:value-type="string" calcext:value-type="string">
            <text:p>Poznámka</text:p>
          </table:table-cell>
        </table:table-row>
        <table:table-row table:style-name="ro1">
          <table:table-cell table:style-name="ce2" office:value-type="string" calcext:value-type="string">
            <text:p>Technická správa komunikací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Městská policie Praha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Institut plánování a rozvoje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Správa služeb hl. m. Prahy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ZDRAV.ZÁCHR.SLUŽBA HMP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2" office:value-type="string" calcext:value-type="string">
            <text:p>MĚSTSKÁ KNIHOVNA V PRAZE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ZOOLOGICKÁ ZAHRADA HL. M. PRAHY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CENTRUM SOC.SLUŽ. PRAHA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2" office:value-type="string" calcext:value-type="string">
            <text:p>GALERIE HL.M.PRAHY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SYMFONICKÝ ORCHESTR HL. M. PRAHY FOK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smlouvy nejsou strojově čitelné</text:p>
          </table:table-cell>
        </table:table-row>
        <table:table-row table:style-name="ro1">
          <table:table-cell table:style-name="ce2" office:value-type="string" calcext:value-type="string">
            <text:p>BOTANICKÁ ZAHRADA HL.M.PRAHY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table:style-name="ce2" office:value-type="string" calcext:value-type="string">
            <text:p>ROPID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DIVADLO NA VINOHRADECH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MĚSTSKÁ DIVADLA PRAŽSK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/>
        </table:table-row>
        <table:table-row table:style-name="ro1">
          <table:table-cell table:style-name="ce2" office:value-type="string" calcext:value-type="string">
            <text:p>JEDLIČKŮV ÚSTAV, MŠ,ZŠ,SŠ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2" office:value-type="string" calcext:value-type="string">
            <text:p>HUD.DIVADLO V KARLÍNĚ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/>
        </table:table-row>
        <table:table-row table:style-name="ro1">
          <table:table-cell table:style-name="ce2" office:value-type="string" calcext:value-type="string">
            <text:p>SPRÁVA PRAŽ.HŘBITOVŮ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3" office:value-type="string" calcext:value-type="string">
            <text:p>Dopravní podnik hl. m. Prah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ástečně</text:p>
          </table:table-cell>
          <table:table-cell/>
        </table:table-row>
        <table:table-row table:style-name="ro1">
          <table:table-cell table:style-name="ce4" office:value-type="string" calcext:value-type="string">
            <text:p>Pražská strojírna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Střední průmyslová škola dopravní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3" office:value-type="string" calcext:value-type="string">
            <text:p>Kolektory Praha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3" office:value-type="string" calcext:value-type="string">
            <text:p>Obecní dům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3" office:value-type="string" calcext:value-type="string">
            <text:p>Operátor Opencard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smlouvy nejsou strojově čitelné</text:p>
          </table:table-cell>
        </table:table-row>
        <table:table-row table:style-name="ro1">
          <table:table-cell table:style-name="ce3" office:value-type="string" calcext:value-type="string">
            <text:p>Pražská plynárenská Holding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Pražská plynárenská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Informační služby – energetika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Pražská plynárenská Distribuce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Pražská plynárenská Servis distribuce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Pražská plynárenská Správa majetku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Prometheus, energetické služby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3" office:value-type="string" calcext:value-type="string">
            <text:p>Pražská vodohospodářská společnost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table:style-name="ce3" office:value-type="string" calcext:value-type="string">
            <text:p>Rozvojové projekty Praha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3" office:value-type="string" calcext:value-type="string">
            <text:p>TRADE CENTRE PRAH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jsou strojově čitelné, jsou tam další chyby</text:p>
          </table:table-cell>
        </table:table-row>
        <table:table-row table:style-name="ro1">
          <table:table-cell table:style-name="ce4" office:value-type="string" calcext:value-type="string">
            <text:p>TCP – Vinohrady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3" office:value-type="string" calcext:value-type="string">
            <text:p>Zdroj pitné vody Káraný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Vodárna Káraný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3" office:value-type="string" calcext:value-type="string">
            <text:p>Úpravna vody Želivka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Želivská provozní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AKROP s.r.o.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3" office:value-type="string" calcext:value-type="string">
            <text:p>Pražská energetika Holding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en jedna smlouva</text:p>
          </table:table-cell>
        </table:table-row>
        <table:table-row table:style-name="ro1">
          <table:table-cell table:style-name="ce4" office:value-type="string" calcext:value-type="string">
            <text:p>PREdistribuce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PREměření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eYello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table:style-name="ce3" office:value-type="string" calcext:value-type="string">
            <text:p>Kongresové centrum Prah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ástečně</text:p>
          </table:table-cell>
          <table:table-cell/>
        </table:table-row>
        <table:table-row table:style-name="ro1">
          <table:table-cell office:value-type="string" calcext:value-type="string">
            <text:p>MČ Praha 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ástečně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2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3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4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5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office:value-type="string" calcext:value-type="string">
            <text:p>MČ Praha 6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7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8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1">
          <table:table-cell office:value-type="string" calcext:value-type="string">
            <text:p>MČ Praha 9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10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11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12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13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14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15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16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17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18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19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20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</table:table-row>
        <table:table-row table:style-name="ro1">
          <table:table-cell office:value-type="string" calcext:value-type="string">
            <text:p>MČ Praha 21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>
          <table:table-cell office:value-type="string" calcext:value-type="string">
            <text:p>MČ Praha 22</text:p>
          </table:table-cell>
          <table:table-cell table:number-columns-repeated="2" office:value-type="string" calcext:value-type="string">
            <text:p>ano</text:p>
          </table:table-cell>
          <table:table-cell/>
        </table:table-row>
        <table:table-row table:style-name="ro1" table:number-rows-repeated="611">
          <table:table-cell table:number-columns-repeated="4"/>
        </table:table-row>
        <table:table-row table:style-name="ro1">
          <table:table-cell table:style-name="ce1"/>
          <table:table-cell table:number-columns-repeated="3"/>
        </table:table-row>
      </table:table>
      <table:named-expressions/>
      <table:database-ranges>
        <table:database-range table:name="__Anonymous_Sheet_DB__0" table:target-range-address="List1.A1:List1.D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0" loext:min-decimal-places="0" number:min-integer-digits="4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.00.0000</text:date>, <text:time style:data-style-name="N2" text:time-value="12:54:07.21588236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3:32:10.917000000</meta:creation-date>
    <dc:date>2016-12-14T13:19:28.765084190</dc:date>
    <meta:editing-duration>PT1H5M50S</meta:editing-duration>
    <meta:editing-cycles>13</meta:editing-cycles>
    <meta:generator>LibreOffice/5.0.6.2$Linux_X86_64 LibreOffice_project/00$Build-2</meta:generator>
    <dc:creator>Zabransky Adam</dc:creator>
    <meta:document-statistic meta:table-count="1" meta:cell-count="215" meta:object-count="0"/>
  </office:meta>
</office:document-meta>
</file>